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e - datetime</text:p>
      <text:p text:style-name="Standard">Temperature - float </text:p>
      <text:p text:style-name="Standard">Energy level - integer 0 to 10</text:p>
      <text:p text:style-name="Standard">Steps for the day - integer</text:p>
      <text:p text:style-name="Standard">Sleep - datetime (hours:minutes)</text:p>
      <text:p text:style-name="Standard"/>
      <text:p text:style-name="Standard"/>
      <text:p text:style-name="Standard">Entry 3 = </text:p>
      <text:p text:style-name="Standard">{</text:p>
      <text:p text:style-name="P1">log_id: pb-w1-03,</text:p>
      <text:p text:style-name="Standard">date: 10/10/2021,</text:p>
      <text:p text:style-name="Standard">temperature: 91.3,</text:p>
      <text:p text:style-name="Standard">energy_level: 4,</text:p>
      <text:p text:style-name="Standard">daily_steps: 5290,</text:p>
      <text:p text:style-name="Standard">sleep: 06:58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ana Kosturska</meta:initial-creator>
    <meta:creation-date>2021-10-01T13:46:04</meta:creation-date>
    <dc:date>2021-10-05T17:03:05</dc:date>
    <dc:creator>Yoana Kosturska</dc:creator>
    <meta:editing-duration>PT30S</meta:editing-duration>
    <meta:editing-cycles>3</meta:editing-cycles>
    <meta:generator>OpenOffice/4.1.10$Unix OpenOffice.org_project/4110m2$Build-9807</meta:generator>
    <meta:document-statistic meta:table-count="0" meta:image-count="0" meta:object-count="0" meta:page-count="1" meta:paragraph-count="14" meta:word-count="40" meta:character-count="234"/>
  </office:meta>
</office:document-meta>
</file>